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Arial Unicode MS" svg:font-family="Arial Unicode MS" style:font-family-generic="system"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Futura Md BT" svg:font-family="Futura Md BT" style:font-family-generic="swiss" style:font-pitch="variable" svg:panose-1="2 11 6 2 2 2 4 2 3 3"/>
    <style:font-face style:name="Spranq_eco_sans" svg:font-family="Spranq_eco_san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user" style:master-page-name="MP0" style:family="paragraph">
      <style:paragraph-properties fo:break-before="page" fo:text-align="justify" fo:line-height="100%">
        <style:tab-stops>
          <style:tab-stop style:type="left" style:position="6.134in"/>
        </style:tab-stops>
      </style:paragraph-properties>
    </style:style>
    <style:style style:name="T13" style:parent-style-name="Fonteparág.padrão" style:family="text">
      <style:text-properties style:font-name="Arial" style:font-name-complex="Arial" fo:font-weight="bold" style:font-weight-asian="bold" style:font-weight-complex="bold" style:use-window-font-color="true"/>
    </style:style>
    <style:style style:name="T14" style:parent-style-name="Fonteparág.padrão" style:family="text">
      <style:text-properties style:font-name="Arial" style:font-name-complex="Arial" fo:font-weight="bold" style:font-weight-asian="bold" style:font-weight-complex="bold" style:use-window-font-color="true" fo:background-color="#FFFFFF"/>
    </style:style>
    <style:style style:name="P15" style:parent-style-name="Standarduser" style:family="paragraph">
      <style:paragraph-properties fo:text-align="justify" fo:line-height="100%">
        <style:tab-stops>
          <style:tab-stop style:type="left" style:position="6.134in"/>
        </style:tab-stops>
      </style:paragraph-properties>
      <style:text-properties style:font-name="Arial" style:font-name-complex="Arial" fo:font-weight="bold" style:font-weight-asian="bold" style:font-weight-complex="bold" style:use-window-font-color="true"/>
    </style:style>
    <style:style style:name="P16" style:parent-style-name="Standarduser" style:family="paragraph">
      <style:paragraph-properties fo:text-align="justify" fo:line-height="100%">
        <style:tab-stops>
          <style:tab-stop style:type="left" style:position="6.134in"/>
        </style:tab-stops>
      </style:paragraph-properties>
      <style:text-properties style:font-name="Arial" style:font-name-complex="Arial" fo:font-weight="bold" style:font-weight-asian="bold" style:font-weight-complex="bold" style:use-window-font-color="true"/>
    </style:style>
    <style:style style:name="P17" style:parent-style-name="Standarduser" style:family="paragraph">
      <style:paragraph-properties fo:text-align="justify" fo:line-height="100%">
        <style:tab-stops>
          <style:tab-stop style:type="left" style:position="6.134in"/>
        </style:tab-stops>
      </style:paragraph-properties>
    </style:style>
    <style:style style:name="T18" style:parent-style-name="Fonteparág.padrão" style:family="text">
      <style:text-properties style:font-name="Arial" style:font-name-complex="Arial" fo:font-weight="bold" style:font-weight-asian="bold" style:font-weight-complex="bold" style:use-window-font-color="true"/>
    </style:style>
    <style:style style:name="T19" style:parent-style-name="Fonteparág.padrão" style:family="text">
      <style:text-properties style:font-name="Arial" style:font-name-complex="Arial" fo:font-weight="bold" style:font-weight-asian="bold" style:font-weight-complex="bold" style:use-window-font-color="true"/>
    </style:style>
    <style:style style:name="T20" style:parent-style-name="Fonteparág.padrão" style:family="text">
      <style:text-properties style:font-name="Arial" style:font-name-complex="Arial" fo:font-weight="bold" style:font-weight-asian="bold" style:font-weight-complex="bold" style:use-window-font-color="true"/>
    </style:style>
    <style:style style:name="P21" style:parent-style-name="Standarduser" style:family="paragraph">
      <style:paragraph-properties fo:text-align="justify" fo:line-height="100%">
        <style:tab-stops>
          <style:tab-stop style:type="left" style:position="6.134in"/>
        </style:tab-stops>
      </style:paragraph-properties>
    </style:style>
    <style:style style:name="T22" style:parent-style-name="Fonteparág.padrão" style:family="text">
      <style:text-properties style:font-name="Arial" style:font-name-complex="Arial" fo:font-weight="bold" style:font-weight-asian="bold" style:font-weight-complex="bold" style:use-window-font-color="true"/>
    </style:style>
    <style:style style:name="T23" style:parent-style-name="Fonteparág.padrão" style:family="text">
      <style:text-properties style:font-name="Arial" style:font-name-complex="Arial" fo:font-weight="bold" style:font-weight-asian="bold" style:font-weight-complex="bold" style:use-window-font-color="true"/>
    </style:style>
    <style:style style:name="P24" style:parent-style-name="Standarduser" style:family="paragraph">
      <style:paragraph-properties fo:text-align="justify" fo:line-height="150%" fo:text-indent="0.5909in"/>
      <style:text-properties style:font-name="Arial" style:font-name-complex="Arial" style:use-window-font-color="true"/>
    </style:style>
    <style:style style:name="P25" style:parent-style-name="Standarduser" style:family="paragraph">
      <style:paragraph-properties fo:text-align="justify" fo:line-height="150%" fo:text-indent="0.5909in"/>
      <style:text-properties style:font-name="Arial" style:font-name-complex="Arial" style:use-window-font-color="true"/>
    </style:style>
    <style:style style:name="P26" style:parent-style-name="Standarduser" style:family="paragraph">
      <style:paragraph-properties fo:text-align="justify" fo:line-height="150%" fo:text-indent="0.5909in"/>
      <style:text-properties style:font-name="Arial" style:font-name-complex="Arial" fo:font-weight="bold" style:font-weight-asian="bold" style:font-weight-complex="bold" style:use-window-font-color="true"/>
    </style:style>
    <style:style style:name="P27" style:parent-style-name="Standarduser" style:family="paragraph">
      <style:paragraph-properties fo:text-align="justify" fo:line-height="150%" fo:text-indent="0.5909in"/>
      <style:text-properties style:font-name="Arial" style:font-name-complex="Arial" style:use-window-font-color="true"/>
    </style:style>
    <style:style style:name="P28" style:parent-style-name="Standarduser" style:family="paragraph">
      <style:paragraph-properties fo:text-align="justify" fo:line-height="150%" fo:text-indent="0.5909in"/>
      <style:text-properties style:font-name="Arial" style:font-name-complex="Arial" style:use-window-font-color="true"/>
    </style:style>
    <style:style style:name="P29" style:parent-style-name="Normal" style:family="paragraph">
      <style:paragraph-properties fo:widows="2" fo:orphans="2" fo:text-align="justify" style:vertical-align="auto" fo:line-height="150%" fo:text-indent="0.5909in"/>
      <style:text-properties fo:hyphenate="true"/>
    </style:style>
    <style:style style:name="T3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31"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3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33" style:parent-style-name="Fonteparág.padrão" style:family="text">
      <style:text-properties style:font-name="Arial" style:font-name-complex="Arial" fo:font-weight="bold" style:font-weight-asian="bold" style:font-weight-complex="bold"/>
    </style:style>
    <style:style style:name="T34" style:parent-style-name="Fonteparág.padrão" style:family="text">
      <style:text-properties style:font-name="Arial" style:font-name-complex="Arial" fo:font-weight="bold" style:font-weight-asian="bold" style:font-weight-complex="bold"/>
    </style:style>
    <style:style style:name="T35"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36"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3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38"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39"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40" style:parent-style-name="Normal" style:family="paragraph">
      <style:paragraph-properties fo:widows="2" fo:orphans="2" fo:text-align="justify" style:vertical-align="auto" fo:line-height="150%" fo:text-indent="0.5909in"/>
      <style:text-properties style:font-name="Arial" style:font-name-asian="Times New Roman" style:font-name-complex="Arial" style:letter-kerning="false" style:language-asian="pt" style:country-asian="BR" style:language-complex="ar" style:country-complex="SA" fo:hyphenate="true"/>
    </style:style>
    <style:style style:name="P41" style:parent-style-name="Normal" style:family="paragraph">
      <style:paragraph-properties fo:widows="2" fo:orphans="2" fo:text-align="justify" style:vertical-align="auto" fo:line-height="150%" fo:text-indent="0.5909in"/>
      <style:text-properties fo:hyphenate="true"/>
    </style:style>
    <style:style style:name="T4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43"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4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45"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4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47"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4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49" style:parent-style-name="Normal" style:family="paragraph">
      <style:paragraph-properties fo:widows="2" fo:orphans="2" fo:text-align="justify" style:vertical-align="auto" fo:line-height="150%" fo:text-indent="0.5909in"/>
      <style:text-properties fo:hyphenate="true"/>
    </style:style>
    <style:style style:name="T5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51"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5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53"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5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55" style:parent-style-name="Normal" style:family="paragraph">
      <style:paragraph-properties fo:widows="2" fo:orphans="2" fo:text-align="justify" style:vertical-align="auto" fo:line-height="150%" fo:text-indent="0.5909in"/>
      <style:text-properties fo:hyphenate="true"/>
    </style:style>
    <style:style style:name="T5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57"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5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59"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6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61" style:parent-style-name="Normal" style:family="paragraph">
      <style:paragraph-properties fo:widows="2" fo:orphans="2" fo:text-align="justify" style:vertical-align="auto" fo:line-height="150%" fo:text-indent="0.5909in"/>
      <style:text-properties fo:hyphenate="true"/>
    </style:style>
    <style:style style:name="T6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63"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6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65"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6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67" style:parent-style-name="Normal" style:family="paragraph">
      <style:paragraph-properties fo:widows="2" fo:orphans="2" fo:text-align="justify" style:vertical-align="auto" fo:line-height="150%" fo:text-indent="0.5909in"/>
      <style:text-properties fo:hyphenate="true"/>
    </style:style>
    <style:style style:name="T6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69"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7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71" style:parent-style-name="Normal" style:family="paragraph">
      <style:paragraph-properties fo:widows="2" fo:orphans="2" fo:text-align="justify" style:vertical-align="auto" fo:line-height="150%" fo:text-indent="0.5909in"/>
      <style:text-properties fo:hyphenate="true"/>
    </style:style>
    <style:style style:name="T7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73"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7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75"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7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77" style:parent-style-name="Normal" style:family="paragraph">
      <style:paragraph-properties fo:widows="2" fo:orphans="2" fo:text-align="justify" style:vertical-align="auto" fo:line-height="150%" fo:text-indent="0.5909in"/>
      <style:text-properties fo:hyphenate="true"/>
    </style:style>
    <style:style style:name="T78"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79"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80" style:parent-style-name="Normal" style:family="paragraph">
      <style:paragraph-properties fo:widows="2" fo:orphans="2" fo:text-align="justify" style:vertical-align="auto" fo:line-height="150%" fo:text-indent="0.5909in"/>
      <style:text-properties fo:hyphenate="true"/>
    </style:style>
    <style:style style:name="T81"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82"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83"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84"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85"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8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8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8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89" style:parent-style-name="Normal" style:family="paragraph">
      <style:paragraph-properties fo:widows="2" fo:orphans="2" fo:text-align="justify" style:vertical-align="auto" fo:line-height="150%" fo:text-indent="0.5909in"/>
      <style:text-properties fo:hyphenate="true"/>
    </style:style>
    <style:style style:name="T9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91"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9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93"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9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95"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9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97" style:parent-style-name="Normal" style:family="paragraph">
      <style:paragraph-properties fo:widows="2" fo:orphans="2" fo:text-align="justify" style:vertical-align="auto" fo:line-height="150%" fo:text-indent="0.5909in"/>
      <style:text-properties fo:hyphenate="true"/>
    </style:style>
    <style:style style:name="T9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99"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0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01"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0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03" style:parent-style-name="Normal" style:family="paragraph">
      <style:paragraph-properties fo:widows="2" fo:orphans="2" fo:text-align="justify" style:vertical-align="auto" fo:line-height="150%" fo:text-indent="0.5909in"/>
      <style:text-properties fo:hyphenate="true"/>
    </style:style>
    <style:style style:name="T10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05"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0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07" style:parent-style-name="Normal" style:family="paragraph">
      <style:paragraph-properties fo:widows="2" fo:orphans="2" fo:text-align="justify" style:vertical-align="auto" fo:line-height="150%" fo:text-indent="0.5909in"/>
      <style:text-properties fo:hyphenate="true"/>
    </style:style>
    <style:style style:name="T10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09"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1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11"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1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13" style:parent-style-name="Normal" style:family="paragraph">
      <style:paragraph-properties fo:widows="2" fo:orphans="2" fo:text-align="justify" style:vertical-align="auto" fo:line-height="150%" fo:text-indent="0.5909in"/>
      <style:text-properties fo:hyphenate="true"/>
    </style:style>
    <style:style style:name="T11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15"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1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17" style:parent-style-name="Normal" style:family="paragraph">
      <style:paragraph-properties fo:widows="2" fo:orphans="2" fo:text-align="justify" style:vertical-align="auto" fo:line-height="150%" fo:text-indent="0.5909in"/>
      <style:text-properties fo:hyphenate="true"/>
    </style:style>
    <style:style style:name="T11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19"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2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21"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2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23" style:parent-style-name="Normal" style:family="paragraph">
      <style:paragraph-properties fo:widows="2" fo:orphans="2" fo:text-align="justify" style:vertical-align="auto" fo:line-height="150%" fo:text-indent="0.5909in"/>
      <style:text-properties fo:hyphenate="true"/>
    </style:style>
    <style:style style:name="T12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25"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2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2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2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29"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3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31"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3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33"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3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35"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3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37" style:parent-style-name="Standarduser" style:family="paragraph">
      <style:paragraph-properties fo:text-align="justify" fo:line-height="150%" fo:text-indent="0.5909in"/>
    </style:style>
    <style:style style:name="T138" style:parent-style-name="Fonteparág.padrão" style:family="text">
      <style:text-properties style:font-name="Arial" style:font-name-complex="Arial" style:use-window-font-color="true"/>
    </style:style>
    <style:style style:name="T139" style:parent-style-name="Fonteparág.padrão" style:family="text">
      <style:text-properties style:font-name="Arial" style:font-name-complex="Arial" fo:font-weight="bold" style:font-weight-asian="bold" style:font-weight-complex="bold" style:use-window-font-color="true"/>
    </style:style>
    <style:style style:name="T140" style:parent-style-name="Fonteparág.padrão" style:family="text">
      <style:text-properties style:font-name="Arial" style:font-name-complex="Arial" style:use-window-font-color="true"/>
    </style:style>
    <style:style style:name="P141" style:parent-style-name="Standarduser" style:family="paragraph">
      <style:paragraph-properties fo:text-align="justify" fo:line-height="150%" fo:text-indent="0.5909in"/>
    </style:style>
    <style:style style:name="T142" style:parent-style-name="Fonteparág.padrão" style:family="text">
      <style:text-properties style:font-name="Arial" style:font-name-complex="Arial" fo:font-weight="bold" style:font-weight-asian="bold" style:font-weight-complex="bold" style:use-window-font-color="true"/>
    </style:style>
    <style:style style:name="T143" style:parent-style-name="Fonteparág.padrão" style:family="text">
      <style:text-properties style:font-name="Arial" style:font-name-complex="Arial" style:use-window-font-color="true"/>
    </style:style>
    <style:style style:name="P144" style:parent-style-name="Normal" style:family="paragraph">
      <style:paragraph-properties fo:widows="2" fo:orphans="2" fo:text-align="justify" style:vertical-align="auto" fo:line-height="150%" fo:text-indent="0.5909in"/>
      <style:text-properties fo:hyphenate="true"/>
    </style:style>
    <style:style style:name="T145"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4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47"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4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49"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50"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51"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5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53" style:parent-style-name="Normal" style:family="paragraph">
      <style:paragraph-properties fo:widows="2" fo:orphans="2" fo:text-align="justify" style:vertical-align="auto" fo:line-height="150%" fo:text-indent="0.5909in"/>
      <style:text-properties fo:hyphenate="true"/>
    </style:style>
    <style:style style:name="T154"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55"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56"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5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58" style:parent-style-name="Normal" style:family="paragraph">
      <style:paragraph-properties fo:widows="2" fo:orphans="2" fo:text-align="justify" style:vertical-align="auto" fo:line-height="150%" fo:text-indent="0.5909in"/>
      <style:text-properties style:font-name="Arial" style:font-name-asian="Times New Roman" style:font-name-complex="Arial" style:letter-kerning="false" style:language-asian="pt" style:country-asian="BR" style:language-complex="ar" style:country-complex="SA" fo:hyphenate="true"/>
    </style:style>
    <style:style style:name="P159" style:parent-style-name="Normal" style:family="paragraph">
      <style:paragraph-properties fo:widows="2" fo:orphans="2" fo:text-align="justify" style:vertical-align="auto" fo:line-height="150%" fo:text-indent="0.5909in"/>
      <style:text-properties style:font-name="Arial" style:font-name-asian="Times New Roman" style:font-name-complex="Arial" style:letter-kerning="false" style:language-asian="pt" style:country-asian="BR" style:language-complex="ar" style:country-complex="SA" fo:hyphenate="true"/>
    </style:style>
    <style:style style:name="P160" style:parent-style-name="Normal" style:family="paragraph">
      <style:paragraph-properties fo:widows="2" fo:orphans="2" fo:text-align="justify" style:vertical-align="auto" fo:line-height="150%" fo:text-indent="0.5909in"/>
      <style:text-properties fo:hyphenate="true"/>
    </style:style>
    <style:style style:name="T161"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6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63" style:parent-style-name="Normal" style:family="paragraph">
      <style:paragraph-properties fo:widows="2" fo:orphans="2" fo:text-align="justify" style:vertical-align="auto" fo:line-height="150%" fo:text-indent="0.5909in"/>
      <style:text-properties fo:hyphenate="true"/>
    </style:style>
    <style:style style:name="T164"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65"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66" style:parent-style-name="Normal" style:family="paragraph">
      <style:paragraph-properties fo:widows="2" fo:orphans="2" fo:text-align="justify" style:vertical-align="auto" fo:line-height="150%" fo:text-indent="0.5909in"/>
      <style:text-properties fo:hyphenate="true"/>
    </style:style>
    <style:style style:name="T16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68"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69"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70" style:parent-style-name="Normal" style:family="paragraph">
      <style:paragraph-properties fo:widows="2" fo:orphans="2" fo:text-align="justify" style:vertical-align="auto" fo:line-height="150%" fo:text-indent="0.5909in"/>
      <style:text-properties fo:hyphenate="true"/>
    </style:style>
    <style:style style:name="T171"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72"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73"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74" style:parent-style-name="Fonteparág.padrão" style:family="text">
      <style:text-properties style:font-name="Arial" style:font-name-asian="Times New Roman" style:font-name-complex="Arial" fo:font-style="italic" style:font-style-asian="italic" style:font-style-complex="italic" style:letter-kerning="false" style:language-asian="pt" style:country-asian="BR" style:language-complex="ar" style:country-complex="SA"/>
    </style:style>
    <style:style style:name="T175" style:parent-style-name="Fonteparág.padrão" style:family="text">
      <style:text-properties style:font-name="Arial" style:font-name-asian="Times New Roman" style:font-name-complex="Arial" fo:font-weight="bold" style:font-weight-asian="bold" style:font-weight-complex="bold" fo:font-style="italic" style:font-style-asian="italic" style:font-style-complex="italic" style:letter-kerning="false" style:language-asian="pt" style:country-asian="BR" style:language-complex="ar" style:country-complex="SA"/>
    </style:style>
    <style:style style:name="T176" style:parent-style-name="Fonteparág.padrão" style:family="text">
      <style:text-properties style:font-name="Arial" style:font-name-asian="Times New Roman" style:font-name-complex="Arial" fo:font-style="italic" style:font-style-asian="italic" style:font-style-complex="italic" style:letter-kerning="false" style:language-asian="pt" style:country-asian="BR" style:language-complex="ar" style:country-complex="SA"/>
    </style:style>
    <style:style style:name="T17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78" style:parent-style-name="Normal" style:family="paragraph">
      <style:paragraph-properties fo:widows="2" fo:orphans="2" fo:text-align="justify" style:vertical-align="auto" fo:line-height="150%" fo:text-indent="0.5909in"/>
      <style:text-properties fo:hyphenate="true"/>
    </style:style>
    <style:style style:name="T179"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80"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81"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82" style:parent-style-name="Normal" style:family="paragraph">
      <style:paragraph-properties fo:widows="2" fo:orphans="2" fo:text-align="justify" style:vertical-align="auto" fo:line-height="150%" fo:text-indent="0.5909in"/>
      <style:text-properties fo:hyphenate="true"/>
    </style:style>
    <style:style style:name="T183"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84"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85"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86"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18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8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89"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9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91"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9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93"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194" style:parent-style-name="Normal" style:family="paragraph">
      <style:paragraph-properties fo:widows="2" fo:orphans="2" fo:text-align="justify" style:vertical-align="auto" fo:line-height="150%" fo:text-indent="0.5909in"/>
      <style:text-properties style:font-name="Arial" style:font-name-asian="Times New Roman" style:font-name-complex="Arial" style:letter-kerning="false" style:language-asian="pt" style:country-asian="BR" style:language-complex="ar" style:country-complex="SA" fo:hyphenate="true"/>
    </style:style>
    <style:style style:name="P195" style:parent-style-name="Normal" style:family="paragraph">
      <style:paragraph-properties fo:widows="2" fo:orphans="2" fo:text-align="justify" style:vertical-align="auto" fo:line-height="150%" fo:text-indent="0.5909in"/>
      <style:text-properties style:font-name="Arial" style:font-name-asian="Times New Roman" style:font-name-complex="Arial" style:letter-kerning="false" style:language-asian="pt" style:country-asian="BR" style:language-complex="ar" style:country-complex="SA" fo:hyphenate="true"/>
    </style:style>
    <style:style style:name="P196" style:parent-style-name="Normal" style:family="paragraph">
      <style:paragraph-properties fo:widows="2" fo:orphans="2" fo:text-align="justify" style:vertical-align="auto" fo:line-height="150%" fo:text-indent="0.5909in"/>
      <style:text-properties style:font-name="Arial" style:font-name-asian="Times New Roman" style:font-name-complex="Arial" style:letter-kerning="false" style:language-asian="pt" style:country-asian="BR" style:language-complex="ar" style:country-complex="SA" fo:hyphenate="true"/>
    </style:style>
    <style:style style:name="P197" style:parent-style-name="Normal" style:family="paragraph">
      <style:paragraph-properties fo:widows="2" fo:orphans="2" fo:text-align="justify" style:vertical-align="auto" fo:line-height="150%" fo:text-indent="0.5909in"/>
      <style:text-properties style:font-name="Arial" style:font-name-asian="Times New Roman" style:font-name-complex="Arial" style:letter-kerning="false" style:language-asian="pt" style:country-asian="BR" style:language-complex="ar" style:country-complex="SA" fo:hyphenate="true"/>
    </style:style>
    <style:style style:name="P198" style:parent-style-name="Normal" style:family="paragraph">
      <style:paragraph-properties fo:widows="2" fo:orphans="2" fo:text-align="justify" style:vertical-align="auto" fo:line-height="150%" fo:text-indent="0.5909in"/>
      <style:text-properties fo:hyphenate="true"/>
    </style:style>
    <style:style style:name="T199"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20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201" style:parent-style-name="Normal" style:family="paragraph">
      <style:paragraph-properties fo:widows="2" fo:orphans="2" fo:text-align="justify" style:vertical-align="auto" fo:line-height="150%" fo:text-indent="0.5909in"/>
      <style:text-properties style:font-name="Arial" style:font-name-asian="Times New Roman" style:font-name-complex="Arial" style:letter-kerning="false" style:language-asian="pt" style:country-asian="BR" style:language-complex="ar" style:country-complex="SA" fo:hyphenate="true"/>
    </style:style>
    <style:style style:name="P202" style:parent-style-name="Normal" style:family="paragraph">
      <style:paragraph-properties fo:widows="2" fo:orphans="2" fo:text-align="justify" style:vertical-align="auto" fo:line-height="150%" fo:text-indent="0.5909in"/>
      <style:text-properties fo:hyphenate="true"/>
    </style:style>
    <style:style style:name="T203"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04"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205"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206" style:parent-style-name="Normal" style:family="paragraph">
      <style:paragraph-properties fo:widows="2" fo:orphans="2" fo:text-align="justify" style:vertical-align="auto" fo:line-height="150%" fo:text-indent="0.5909in"/>
      <style:text-properties fo:hyphenate="true"/>
    </style:style>
    <style:style style:name="T20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0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09"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210"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11"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212"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13"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14"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215"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216" style:parent-style-name="Normal" style:family="paragraph">
      <style:paragraph-properties fo:widows="2" fo:orphans="2" fo:text-align="justify" style:vertical-align="auto" fo:line-height="150%" fo:text-indent="0.5909in"/>
      <style:text-properties fo:hyphenate="true"/>
    </style:style>
    <style:style style:name="T21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18"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219"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220"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221"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22" style:parent-style-name="Fonteparág.padrão" style:family="text">
      <style:text-properties style:font-name="Arial" style:font-name-asian="Times New Roman" style:font-name-complex="Arial" fo:font-weight="bold" style:font-weight-asian="bold" style:font-weight-complex="bold" style:letter-kerning="false" style:language-asian="pt" style:country-asian="BR" style:language-complex="ar" style:country-complex="SA"/>
    </style:style>
    <style:style style:name="T223"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P224" style:parent-style-name="Standarduser" style:family="paragraph">
      <style:paragraph-properties fo:text-align="justify" fo:line-height="150%" fo:text-indent="0.5909in"/>
    </style:style>
    <style:style style:name="T225" style:parent-style-name="Fonteparág.padrão" style:family="text">
      <style:text-properties style:font-name="Arial" style:font-name-complex="Arial" fo:font-weight="bold" style:font-weight-asian="bold" style:font-weight-complex="bold" style:use-window-font-color="true"/>
    </style:style>
    <style:style style:name="T226" style:parent-style-name="Fonteparág.padrão" style:family="text">
      <style:text-properties style:font-name="Arial" style:font-name-complex="Arial" style:use-window-font-color="true"/>
    </style:style>
    <style:style style:name="P227" style:parent-style-name="Standarduser" style:family="paragraph">
      <style:paragraph-properties fo:text-align="justify" fo:line-height="150%" fo:text-indent="0.5909in">
        <style:tab-stops>
          <style:tab-stop style:type="left" style:position="1.575in"/>
        </style:tab-stops>
      </style:paragraph-properties>
      <style:text-properties style:font-name="Arial" style:font-name-asian="Spranq_eco_sans" style:font-name-complex="Arial" style:use-window-font-color="true"/>
    </style:style>
    <style:style style:name="P228" style:parent-style-name="Standard" style:family="paragraph">
      <style:paragraph-properties fo:text-align="justify" fo:margin-bottom="0.0784in" fo:line-height="150%" fo:text-indent="0.5909in"/>
    </style:style>
    <style:style style:name="T229" style:parent-style-name="Fonteparág.padrão" style:family="text">
      <style:text-properties style:font-name="Arial" style:font-name-complex="Arial"/>
    </style:style>
    <style:style style:name="T230" style:parent-style-name="Fonteparág.padrão" style:family="text">
      <style:text-properties style:font-name="Arial" style:font-name-complex="Arial" fo:font-style="italic" style:font-style-asian="italic" style:font-style-complex="italic"/>
    </style:style>
    <style:style style:name="T231" style:parent-style-name="Fonteparág.padrão" style:family="text">
      <style:text-properties style:font-name="Arial" style:font-name-complex="Arial"/>
    </style:style>
    <style:style style:name="P232" style:parent-style-name="Standard" style:family="paragraph">
      <style:paragraph-properties fo:text-align="justify" fo:margin-bottom="0.0784in" fo:line-height="150%" fo:text-indent="0.7875in"/>
      <style:text-properties style:font-name="Arial" style:font-name-complex="Arial"/>
    </style:style>
    <style:style style:name="P233" style:parent-style-name="Standard" style:family="paragraph">
      <style:paragraph-properties style:text-autospace="none" fo:text-align="center" fo:margin-bottom="0.0388in" fo:margin-left="2.3625in">
        <style:tab-stops>
          <style:tab-stop style:type="left" style:position="1.125in"/>
        </style:tab-stops>
      </style:paragraph-properties>
      <style:text-properties style:font-name="Arial" style:font-name-complex="Arial" fo:font-weight="bold" style:font-weight-asian="bold" style:font-weight-complex="bold"/>
    </style:style>
    <style:style style:name="P234" style:parent-style-name="Standard" style:family="paragraph">
      <style:paragraph-properties style:text-autospace="none" fo:text-align="center" fo:margin-bottom="0.0388in" fo:margin-left="2.3625in">
        <style:tab-stops>
          <style:tab-stop style:type="left" style:position="1.125in"/>
        </style:tab-stops>
      </style:paragraph-properties>
    </style:style>
    <style:style style:name="T235" style:parent-style-name="Fonteparág.padrão" style:family="text">
      <style:text-properties style:font-name="Arial" style:font-name-complex="Arial" fo:font-weight="bold" style:font-weight-asian="bold" style:font-weight-complex="bold"/>
    </style:style>
    <style:style style:name="P236" style:parent-style-name="Standard" style:family="paragraph">
      <style:paragraph-properties style:text-autospace="none" fo:text-align="center" fo:margin-bottom="0.0388in" fo:margin-left="2.3625in">
        <style:tab-stops>
          <style:tab-stop style:type="left" style:position="1.125in"/>
        </style:tab-stops>
      </style:paragraph-properties>
    </style:style>
    <style:style style:name="T237" style:parent-style-name="Fonteparág.padrão" style:family="text">
      <style:text-properties style:font-name="Arial" style:font-name-complex="Arial" fo:font-weight="bold" style:font-weight-asian="bold" style:font-weight-complex="bold"/>
    </style:style>
    <style:style style:name="P238" style:parent-style-name="Standard" style:family="paragraph">
      <style:paragraph-properties style:text-autospace="none" fo:text-align="center" fo:margin-bottom="0.0388in" fo:margin-left="2.3625in">
        <style:tab-stops>
          <style:tab-stop style:type="left" style:position="1.125in"/>
        </style:tab-stops>
      </style:paragraph-properties>
      <style:text-properties style:font-name="Arial" style:font-name-complex="Arial"/>
    </style:style>
    <style:style style:name="P239" style:parent-style-name="Standard" style:family="paragraph">
      <style:paragraph-properties style:text-autospace="none" fo:text-align="center" fo:margin-bottom="0.0388in" fo:margin-left="2.3625in">
        <style:tab-stops>
          <style:tab-stop style:type="left" style:position="1.125in"/>
        </style:tab-stops>
      </style:paragraph-properties>
      <style:text-properties style:font-name="Arial" style:font-name-complex="Arial"/>
    </style:style>
    <style:style style:name="P240" style:parent-style-name="Standard" style:family="paragraph">
      <style:paragraph-properties style:text-autospace="none" fo:text-align="center" fo:margin-bottom="0.0388in" fo:margin-left="2.3625in">
        <style:tab-stops>
          <style:tab-stop style:type="left" style:position="1.125in"/>
        </style:tab-stops>
      </style:paragraph-properties>
    </style:style>
    <style:style style:name="T241" style:parent-style-name="Fonteparág.padrão" style:family="text">
      <style:text-properties style:font-name="Arial" style:font-name-complex="Arial" fo:font-weight="bold" style:font-weight-asian="bold" style:font-weight-complex="bold"/>
    </style:style>
    <style:style style:name="P242" style:parent-style-name="Standard" style:family="paragraph">
      <style:paragraph-properties style:text-autospace="none" fo:text-align="center" fo:margin-bottom="0.0388in" fo:margin-left="2.3625in">
        <style:tab-stops>
          <style:tab-stop style:type="left" style:position="1.125in"/>
        </style:tab-stops>
      </style:paragraph-properties>
    </style:style>
    <style:style style:name="T243" style:parent-style-name="Fonteparág.padrão" style:family="text">
      <style:text-properties style:font-name="Arial" style:font-name-complex="Arial" fo:font-weight="bold" style:font-weight-asian="bold" style:font-weight-complex="bold"/>
    </style:style>
    <style:style style:name="P244" style:parent-style-name="Standard" style:family="paragraph">
      <style:paragraph-properties style:text-autospace="none" fo:text-align="center" fo:margin-bottom="0.0388in" fo:margin-left="2.3625in">
        <style:tab-stops>
          <style:tab-stop style:type="left" style:position="1.125in"/>
        </style:tab-stops>
      </style:paragraph-properties>
    </style:style>
    <style:style style:name="T245" style:parent-style-name="Fonteparág.padrão" style:family="text">
      <style:text-properties style:font-name="Arial" style:font-name-complex="Arial" fo:font-weight="bold" style:font-weight-asian="bold" style:font-weight-complex="bold"/>
    </style:style>
    <style:style style:name="P246" style:parent-style-name="Standarduser" style:family="paragraph">
      <style:paragraph-properties fo:text-align="justify" fo:line-height="150%" fo:text-indent="0.5909in">
        <style:tab-stops>
          <style:tab-stop style:type="left" style:position="1.575in"/>
        </style:tab-stops>
      </style:paragraph-properties>
    </style:style>
  </office:automatic-styles>
  <office:body>
    <office:text text:use-soft-page-breaks="true">
      <text:p text:style-name="P1"><text:span text:style-name="T13">PGJ Nº<text:s/></text:span><text:span text:style-name="T14">004561-001/2025</text:span></text:p>
      <text:p text:style-name="P15">RECURSO DE AGRAVO DE INSTRUMENTO Nº<text:s/>1002669-89.2024.8.11.0000</text:p>
      <text:p text:style-name="P16">Origem:<text:s/>Capital/MT</text:p>
      <text:p text:style-name="P17"><text:span text:style-name="T18">Agravante:<text:s/></text:span><text:span text:style-name="T19">FORTIPAR<text:s/></text:span><text:span text:style-name="T20">Empreendimentos e Participações LTDA</text:span></text:p>
      <text:p text:style-name="P21"><text:span text:style-name="T22">Agravado:<text:s/></text:span><text:span text:style-name="T23">Município de Cuiabá</text:span></text:p>
      <text:p text:style-name="P24"/>
      <text:p text:style-name="P25"/>
      <text:p text:style-name="P26">Egrégia Segunda Câmara de<text:s/>Direito Público e Coletivo,</text:p>
      <text:p text:style-name="P27"/>
      <text:p text:style-name="P28"/>
      <text:p text:style-name="P29"><text:span text:style-name="T30">Trata-se de<text:s/></text:span><text:span text:style-name="T31">AGRAVO DE INSTRUMENTO</text:span><text:span text:style-name="T32"><text:s/>interposto por<text:s/></text:span><text:span text:style-name="T33">FORTIPAR<text:s/></text:span><text:span text:style-name="T34">Empreendimentos e Participações LTDA</text:span><text:span text:style-name="T35"><text:s/>contra decisão interlocutória proferida pelo<text:s/></text:span><text:span text:style-name="T36">Juízo da Vara Especializada do Meio Ambiente da Comarca de Cuiabá</text:span><text:span text:style-name="T37">, nos autos da<text:s/></text:span><text:span text:style-name="T38">Ação Civil Pública n. 0003183-85.2016.8.11.0082</text:span><text:span text:style-name="T39">, que concedeu tutela de urgência determinando a desocupação de área pública localizada na Rua Sabará, bairro Jardim Mariana, nesta Capital, com a consequente demolição das construções existentes no local.</text:span></text:p>
      <text:p text:style-name="P40">A agravante sustenta, em síntese, os seguintes fundamentos<text:s/>(ID<text:s/>201505192):</text:p>
      <text:p text:style-name="P41"><text:span text:style-name="T42">(i) Em 1º de novembro de 2023, protocolou<text:s/></text:span><text:span text:style-name="T43">pedido administrativo de desafetação da área pública</text:span><text:span text:style-name="T44">, tendo obtido<text:s/></text:span><text:span text:style-name="T45">parecer favorável da Secretaria Municipal de Mobilidade Urbana</text:span><text:span text:style-name="T46">, o que justificaria o<text:s/></text:span><text:span text:style-name="T47">sobrestamento da ordem de desocupação</text:span><text:span text:style-name="T48">;</text:span></text:p>
      <text:p text:style-name="P49"><text:span text:style-name="T50">(ii) A área vem sendo ocupada para<text:s/></text:span><text:span text:style-name="T51">evitar descarte irregular de lixo</text:span><text:span text:style-name="T52"><text:s/>e proteger os terrenos adjacentes, sem uso atual pela municipalidade, razão pela qual não haveria<text:s/></text:span><text:span text:style-name="T53">prejuízo ao interesse público</text:span><text:span text:style-name="T54">;</text:span></text:p>
      <text:p text:style-name="P55"><text:span text:style-name="T56">(iii) A<text:s/></text:span><text:span text:style-name="T57">ordem de demolição</text:span><text:span text:style-name="T58"><text:s/>determinada pelo juízo de origem acarretaria<text:s/></text:span><text:span text:style-name="T59">grave dano econômico à empresa</text:span><text:span text:style-name="T60">, tendo em vista que as edificações foram feitas com o intuito de segurança e manutenção, e não para usurpação do bem público;</text:span></text:p>
      <text:p text:style-name="P61"><text:span text:style-name="T62">(iv) A decisão agravada foi proferida<text:s/></text:span><text:span text:style-name="T63">sem a oitiva prévia da empresa</text:span><text:span text:style-name="T64">, o que comprometeu o contraditório e o acesso a provas e informações relevantes, em especial quanto à<text:s/></text:span><text:span text:style-name="T65">desatualização do traçado urbanístico da Avenida Sabará</text:span><text:span text:style-name="T66">, que teria sido abandonado pela municipalidade por conflitar com APPs e áreas já ocupadas;</text:span></text:p>
      <text:p text:style-name="P67"><text:span text:style-name="T68">(v) A ocupação, segundo afirma, deu-se<text:s/></text:span><text:span text:style-name="T69">de boa-fé</text:span><text:span text:style-name="T70">, em consonância com os objetivos públicos de segurança urbana e ambiental, motivo pelo qual a manutenção da decisão impugnada representaria medida desarrazoada e desproporcional.</text:span></text:p>
      <text:p text:style-name="P71"><text:span text:style-name="T72">Houve pedido de tutela de urgência recursal, que foi<text:s/></text:span><text:span text:style-name="T73">indeferido</text:span><text:span text:style-name="T74"><text:s/></text:span><text:span text:style-name="T75">ao ID</text:span><text:span text:style-name="T76"><text:s/>201738658.</text:span></text:p>
      <text:soft-page-break/>
      <text:p text:style-name="P77"><text:span text:style-name="T78">Não houve apresentação de contrarrazões específicas ao agravo de instrumento</text:span><text:span text:style-name="T79">.</text:span></text:p>
      <text:p text:style-name="P80"><text:span text:style-name="T81">Posteriormente, a agravante interpôs<text:s/></text:span><text:span text:style-name="T82">A</text:span><text:span text:style-name="T83">gravo<text:s/></text:span><text:span text:style-name="T84">I</text:span><text:span text:style-name="T85">nterno</text:span><text:span text:style-name="T86"><text:s/>(</text:span><text:span text:style-name="T87">ID</text:span><text:span text:style-name="T88"><text:s/>204834177) visando reformar a decisão que indeferiu o efeito suspensivo.<text:s/></text:span></text:p>
      <text:p text:style-name="P89"><text:span text:style-name="T90">O<text:s/></text:span><text:span text:style-name="T91">Município de Cuiabá</text:span><text:span text:style-name="T92">, nas contrarrazões ao agravo interno, rebate os argumentos da agravante, sob os seguintes pontos</text:span><text:span text:style-name="T93"><text:s/>(ID<text:s/></text:span><text:span text:style-name="T94">270107387</text:span><text:span text:style-name="T95">)</text:span><text:span text:style-name="T96">:</text:span></text:p>
      <text:p text:style-name="P97"><text:span text:style-name="T98">(i) A área invadida constitui<text:s/></text:span><text:span text:style-name="T99">zona verde de uso comum do povo</text:span><text:span text:style-name="T100">, conforme previsão no Plano Diretor e legislação urbanística, sendo<text:s/></text:span><text:span text:style-name="T101">indisponível para fins de regularização fundiária ou ocupação particular</text:span><text:span text:style-name="T102">;</text:span></text:p>
      <text:p text:style-name="P103"><text:span text:style-name="T104">(ii) A ocupação pela agravante se dá de forma<text:s/></text:span><text:span text:style-name="T105">irregular e com finalidade comercial</text:span><text:span text:style-name="T106">, sem autorização do Poder Público, contrariando os princípios da legalidade, moralidade e supremacia do interesse público;</text:span></text:p>
      <text:p text:style-name="P107"><text:span text:style-name="T108">(iii) O alegado pedido de desafetação<text:s/></text:span><text:span text:style-name="T109">não se encontra finalizado</text:span><text:span text:style-name="T110">, e, ainda que estivesse,<text:s/></text:span><text:span text:style-name="T111">não supre a exigência de lei específica para alienação de bem público</text:span><text:span text:style-name="T112">;</text:span></text:p>
      <text:p text:style-name="P113"><text:span text:style-name="T114">(iv) A<text:s/></text:span><text:span text:style-name="T115">finalidade da área é voltada à implantação de sistema viário e mobilidade urbana</text:span><text:span text:style-name="T116">, sendo sua ocupação atual danosa ao meio ambiente urbano e aos interesses coletivos;</text:span></text:p>
      <text:p text:style-name="P117"><text:span text:style-name="T118">(v) Antes da propositura da ação, foram realizadas<text:s/></text:span><text:span text:style-name="T119">diversas medidas administrativas</text:span><text:span text:style-name="T120">, inclusive<text:s/></text:span><text:span text:style-name="T121">notificações e autuações pela Secretaria Municipal de Ordem Pública</text:span><text:span text:style-name="T122">, as quais não lograram êxito na desocupação voluntária, o que justificou o ajuizamento da ação civil pública para proteção do patrimônio público municipal.</text:span></text:p>
      <text:p text:style-name="P123"><text:span text:style-name="T124">O<text:s/></text:span><text:span text:style-name="T125">A</text:span><text:span text:style-name="T126">gravo<text:s/></text:span><text:span text:style-name="T127">I</text:span><text:span text:style-name="T128">nterno foi<text:s/></text:span><text:span text:style-name="T129">desprovido por unanimidade</text:span><text:span text:style-name="T130"><text:s/>pela Segunda Câmara de Direito Público e Coletivo (Acórdão de<text:s/></text:span><text:span text:style-name="T131">ID</text:span><text:span text:style-name="T132"><text:s/>278541353, julgado em 01/04/2025), que reafirmou a jurisprudência consolidada segundo a qual<text:s/></text:span><text:span text:style-name="T133">a ocupação de bem público sem autorização formal caracteriza mera detenção precária</text:span><text:span text:style-name="T134">,<text:s/></text:span><text:span text:style-name="T135">sem gerar posse, direito de retenção ou indenização por benfeitorias</text:span><text:span text:style-name="T136">.</text:span></text:p>
      <text:p text:style-name="P137"><text:span text:style-name="T138">Após, os autos foram remetidos a esta<text:s/></text:span><text:span text:style-name="T139">Procuradoria de Justiça Especializada na Defesa Ambiental e da Ordem Urbanística</text:span><text:span text:style-name="T140"><text:s/>para apresentação do parecer.</text:span></text:p>
      <text:p text:style-name="P141"><text:span text:style-name="T142">É o que cumpria relatar</text:span><text:span text:style-name="T143">.</text:span></text:p>
      <text:p text:style-name="P144"><text:span text:style-name="T145">Inicialmente, é de rigor salientar que, nesta fase de cognição</text:span><text:span text:style-name="T146"><text:s/>sumária,<text:s/></text:span><text:span text:style-name="T147">não se adentra ao mérito da causa</text:span><text:span text:style-name="T148"><text:s/>principal, restringindo-se a análise do agravo de instrumento ao<text:s/></text:span><text:soft-page-break/><text:span text:style-name="T149">exame da<text:s/></text:span><text:span text:style-name="T150">legalidade e adequação da decisão interlocutória agravada</text:span><text:span text:style-name="T151">, que concedeu tutela provisória de urgência, nos moldes do art. 300 do<text:s/></text:span><text:span text:style-name="T152">Código de Processo Civil.</text:span></text:p>
      <text:p text:style-name="P153"><text:span text:style-name="T154">Introito realizado,<text:s/></text:span><text:span text:style-name="T155">conclui-se que a</text:span><text:span text:style-name="T156"><text:s/>pretensão recursal não comporta acolhimento</text:span><text:span text:style-name="T157">.</text:span></text:p>
      <text:p text:style-name="P158">A área em litígio está classificada como bem público de uso comum, qualificada como zona verde, destinada à implementação de sistema viário, conforme demonstrado nos autos.<text:s/></text:p>
      <text:p text:style-name="P159">Tais bens são destinados à fruição coletiva, não podendo ser apropriados por particulares, salvo em caráter absolutamente excepcional, e ainda assim mediante autorização formal e expressa da Administração Pública.</text:p>
      <text:p text:style-name="P160"><text:span text:style-name="T161">A ocupação realizada pela agravante carece de qualquer amparo legal ou administrativo, revelando-se, portanto, situação de detenção precária, desprovida de qualquer respaldo possessório ou expectativa jurídica de consolidação</text:span><text:span text:style-name="T162">.</text:span></text:p>
      <text:p text:style-name="P163"><text:span text:style-name="T164">O entendimento consolidado do Supremo Tribunal Federal, consubstanciado na Súmula 340, é categórico ao afirmar que não é possível a aquisição da propriedade de imóvel público por usucapião</text:span><text:span text:style-name="T165">.<text:s/></text:span></text:p>
      <text:p text:style-name="P166"><text:span text:style-name="T167">Na mesma linha, o<text:s/></text:span><text:span text:style-name="T168">Superior Tribunal de Justiça</text:span><text:span text:style-name="T169"><text:s/>tem reiteradamente decidido que o particular, ao ocupar imóvel público sem autorização, é considerado mero detentor, sendo-lhe vedada a reivindicação de posse ou o pleito indenizatório por benfeitorias, ainda que realizadas com alegada boa-fé.<text:s/></text:span></text:p>
      <text:p text:style-name="P170"><text:span text:style-name="T171">Transcreve-se, a propósito, trecho paradigmático do julgado no<text:s/></text:span><text:span text:style-name="T172">REsp 945.055</text:span><text:span text:style-name="T173">, relator Ministro Herman Benjamin, no qual se afirmou que<text:s/></text:span><text:span text:style-name="T174">“</text:span><text:span text:style-name="T175">o particular jamais exerce poderes de propriedade sobre imóvel público, impassível de usucapião [...] não poderá, portanto, ser considerado possuidor dessas áreas, senão mero detentor</text:span><text:span text:style-name="T176">”</text:span><text:span text:style-name="T177">.</text:span></text:p>
      <text:p text:style-name="P178"><text:span text:style-name="T179">No mesmo sentido,<text:s/></text:span><text:span text:style-name="T180">esta Egrégia Corte Estadual</text:span><text:span text:style-name="T181"><text:s/>tem reafirmado de forma consistente a impossibilidade de particulares exercerem domínio ou posse sobre bens públicos, mesmo quando se trate de ocupação prolongada ou motivada por pretensões urbanísticas.<text:s/></text:span></text:p>
      <text:p text:style-name="P182"><text:span text:style-name="T183">Em julgados como o<text:s/></text:span><text:span text:style-name="T184">Agravo de Instrumento n. 1002258-51.2021.8.11.0000</text:span><text:span text:style-name="T185"><text:s/>e a<text:s/></text:span><text:span text:style-name="T186">Apelação Cível n. 1000529-16.2019.8.11.0111</text:span><text:span text:style-name="T187">, tem-se reafirmado que o direito social à moradia</text:span><text:span text:style-name="T188"><text:s/>e à livre iniciativa<text:s/></text:span><text:span text:style-name="T189">, ainda que reconhecido</text:span><text:span text:style-name="T190">s</text:span><text:span text:style-name="T191"><text:s/>constitucionalmente, não possu</text:span><text:span text:style-name="T192">em</text:span><text:span text:style-name="T193"><text:s/>caráter absoluto, devendo ceder diante da necessidade de proteção do meio ambiente e do patrimônio público.</text:span></text:p>
      <text:soft-page-break/>
      <text:p text:style-name="P194">De igual modo, no caso em apreço, a existência de um processo administrativo de desafetação em trâmite, ainda sem conclusão legal e sem aprovação por meio de lei específica, não tem o condão de afastar a ilicitude da ocupação. O uso da área pela agravante, além de carecer de respaldo legal, tem comprometido o cumprimento de sua destinação urbanística e ambiental.<text:s/></text:p>
      <text:p text:style-name="P195">Não se pode admitir que o simples protocolo de pedido administrativo seja suficiente para obstar o exercício do poder de polícia urbanística ou para legitimar a perpetuação de situação de ocupação irregular.</text:p>
      <text:p text:style-name="P196">É notório, ademais, que tal prática<text:s/>(ocupação indevida de áreas públicas)<text:s/>tornou-se comum em centros urbanos, sendo frequentemente utilizada por empreendedores privados como forma de expansão irregular de loteamentos ou condomínios, criando situações de fato que visam, por inércia do tempo, gerar consolidação e, posteriormente, forçar regularizações administrativas.<text:s/></text:p>
      <text:p text:style-name="P197">Trata-se de uma conduta que fere frontalmente o princípio da função social do território e representa um mecanismo de privatização indevida de espaços públicos, com impacto direto sobre o planejamento urbano e a justiça socioambiental.</text:p>
      <text:p text:style-name="P198"><text:span text:style-name="T199">Convém recordar que o direito ao meio ambiente ecologicamente equilibrado encontra-se constitucionalmente assegurado pelo art. 225 da Constituição da República, que o define como bem de uso comum do povo, essencial à sadia qualidade de vida</text:span><text:span text:style-name="T200">.<text:s/></text:span></text:p>
      <text:p text:style-name="P201">Tal dispositivo impõe ao Poder Público e à coletividade o dever de defendê-lo e preservá-lo para as presentes e futuras gerações. A ocupação irregular de áreas destinadas à função ambiental e urbanística viola esse comando constitucional e sujeita o infrator a sanções penais, administrativas e à obrigação de reparar os danos causados, conforme previsto no §3º do referido artigo.</text:p>
      <text:p text:style-name="P202"><text:span text:style-name="T203">Em face dessas premissas,<text:s/></text:span><text:span text:style-name="T204">a determinação judicial de desocupação da área pública e a demolição das edificações irregulares erguidas pela agravante mostram-se absolutamente legítimas e necessárias</text:span><text:span text:style-name="T205">, tanto do ponto de vista da legalidade urbanística quanto da proteção do meio ambiente. O interesse público deve prevalecer, sobretudo em se tratando de bens públicos destinados à coletividade e cujo uso foi subtraído por ato ilegítimo de ocupação particular.</text:span></text:p>
      <text:soft-page-break/>
      <text:p text:style-name="P206"><text:span text:style-name="T207">Essa compreensão é reiterada em julgados desta Corte<text:s/></text:span><text:span text:style-name="T208">(</text:span><text:span text:style-name="T209">0000784-54.2014.8.11.0082</text:span><text:span text:style-name="T210"><text:s/>e<text:s/></text:span><text:span text:style-name="T211">0000897-42.2013.8.11.0082</text:span><text:span text:style-name="T212">)</text:span><text:span text:style-name="T213">, os quais reforçam<text:s/></text:span><text:span text:style-name="T214">a inadmissibilidade da restrição privada sobre bens públicos de uso comum do povo, ainda que sob o manto de supostos direitos adquiridos ou investimentos feitos de boa-fé</text:span><text:span text:style-name="T215">. O uso de imóveis públicos por particulares deve sempre observar os requisitos de legalidade, discricionariedade e precariedade, sendo ato revogável a qualquer tempo, e sem gerar ônus para o ente público.</text:span></text:p>
      <text:p text:style-name="P216"><text:span text:style-name="T217">Diante de todo o exposto,<text:s/></text:span><text:span text:style-name="T218">o Ministério Público<text:s/></text:span><text:span text:style-name="T219">Estadual<text:s/></text:span><text:span text:style-name="T220">manifesta-se pelo</text:span><text:span text:style-name="T221"><text:s/></text:span><text:span text:style-name="T222">desprovimento do recurso</text:span><text:span text:style-name="T223">, mantendo-se incólume a decisão agravada que determinou a imediata desocupação da área pública e a demolição das construções irregulares, em consonância com o ordenamento jurídico e os princípios que regem a Administração Pública, o uso do solo urbano e a proteção ambiental.</text:span></text:p>
      <text:p text:style-name="P224"><text:span text:style-name="T225">É o parecer</text:span><text:span text:style-name="T226">.</text:span></text:p>
      <text:p text:style-name="P227"/>
      <text:p text:style-name="P228"><text:span text:style-name="T229">Cuiabá/MT,<text:s/></text:span><text:span text:style-name="T230">datado eletronicamente</text:span><text:span text:style-name="T231">.</text:span></text:p>
      <text:p text:style-name="P232"/>
      <text:p text:style-name="P233"/>
      <text:p text:style-name="P234"><text:span text:style-name="T235">Hélio Fredolino Faust</text:span></text:p>
      <text:p text:style-name="P236"><text:span text:style-name="T237">Procurador de Justiça</text:span></text:p>
      <text:p text:style-name="P238"/>
      <text:p text:style-name="P239"/>
      <text:p text:style-name="P240"><text:span text:style-name="T241">Marcelo Caetano Vacchiano</text:span></text:p>
      <text:p text:style-name="P242"><text:span text:style-name="T243">Promotor de Justiça designado</text:span></text:p>
      <text:p text:style-name="P244"><text:span text:style-name="T245">Portaria nº 909/2024-PGJ</text:span></text:p>
      <text:p text:style-name="P2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Arial Unicode MS" svg:font-family="Arial Unicode MS" style:font-family-generic="system"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Futura Md BT" svg:font-family="Futura Md BT" style:font-family-generic="swiss" style:font-pitch="variable" svg:panose-1="2 11 6 2 2 2 4 2 3 3"/>
    <style:font-face style:name="Spranq_eco_sans" svg:font-family="Spranq_eco_sa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user">
      <style:text-properties style:font-name-complex="Arial Unicode MS" fo:hyphenate="false"/>
    </style:style>
    <style:style style:name="Legenda" style:display-name="Legenda" style:family="paragraph" style:parent-style-name="Standarduser">
      <style:paragraph-properties text:number-lines="false" fo:margin-top="0.0833in" fo:margin-bottom="0.0833in"/>
      <style:text-properties style:font-name-complex="Arial Unicode MS" fo:font-style="italic" style:font-style-asian="italic" style:font-style-complex="italic" fo:hyphenate="false"/>
    </style:style>
    <style:style style:name="Index" style:display-name="Index" style:family="paragraph" style:parent-style-name="Standarduser">
      <style:paragraph-properties text:number-lines="false"/>
      <style:text-properties style:font-name-complex="Arial Unicode MS" fo:hyphenate="false"/>
    </style:style>
    <style:style style:name="Standarduser" style:display-name="Standard (user)" style:family="paragraph">
      <style:paragraph-properties style:line-height-at-least="0.0694in"/>
      <style:text-properties style:font-name="Times New Roman" style:font-name-asian="Lucida Sans Unicode" style:font-name-complex="Times New Roman" fo:color="#000000" style:language-complex="en" style:country-complex="US" fo:hyphenate="false"/>
    </style:style>
    <style:style style:name="Textbodyuser" style:display-name="Text body (user)" style:family="paragraph" style:parent-style-name="Standarduser">
      <style:paragraph-properties fo:margin-bottom="0.0833in"/>
      <style:text-properties fo:hyphenate="false"/>
    </style:style>
    <style:style style:name="Título" style:display-name="Título" style:family="paragraph" style:parent-style-name="Standarduser" style:next-style-name="Textbodyuser">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Subtítulo" style:display-name="Subtítulo" style:family="paragraph" style:parent-style-name="Título" style:next-style-name="Textbodyuser">
      <style:paragraph-properties fo:text-align="center"/>
      <style:text-properties fo:font-style="italic" style:font-style-asian="italic" style:font-style-complex="italic" fo:hyphenate="false"/>
    </style:style>
    <style:style style:name="HeaderandFooter" style:display-name="Header and Footer" style:family="paragraph" style:parent-style-name="Standarduser">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Standarduser">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Standarduser">
      <style:paragraph-properties text:number-lines="false">
        <style:tab-stops>
          <style:tab-stop style:type="center" style:position="3.3465in"/>
          <style:tab-stop style:type="right" style:position="6.693in"/>
        </style:tab-stops>
      </style:paragraph-properties>
      <style:text-properties fo:hyphenate="false"/>
    </style:style>
    <style:style style:name="Footnoteuser" style:display-name="Footnote (user)" style:family="paragraph" style:parent-style-name="Standarduser">
      <style:paragraph-properties text:number-lines="false" fo:margin-left="0.1965in" fo:text-indent="-0.1965in">
        <style:tab-stops/>
      </style:paragraph-properties>
      <style:text-properties fo:font-size="10pt" style:font-size-asian="10pt" style:font-size-complex="10pt" fo:hyphenate="false"/>
    </style:style>
    <style:style style:name="Textbodyindentuser" style:display-name="Text body indent (user)" style:family="paragraph" style:parent-style-name="Textbodyuser">
      <style:paragraph-properties fo:margin-left="0.1965in">
        <style:tab-stops/>
      </style:paragraph-properties>
      <style:text-properties fo:hyphenate="false"/>
    </style:style>
    <style:style style:name="TableContents" style:display-name="Table Contents" style:family="paragraph" style:parent-style-name="Standarduser">
      <style:paragraph-properties text:number-lines="false"/>
      <style:text-properties fo:hyphenate="false"/>
    </style:style>
    <style:style style:name="Endnoteuser" style:display-name="Endnote (user)" style:family="paragraph" style:parent-style-name="Standarduser">
      <style:paragraph-properties text:number-lines="false" fo:margin-left="0.2354in" fo:text-indent="-0.2354in">
        <style:tab-stops/>
      </style:paragraph-properties>
      <style:text-properties fo:font-size="10pt" style:font-size-asian="10pt" style:font-size-complex="10pt" fo:hyphenate="false"/>
    </style:style>
    <style:style style:name="MapadoDocumento" style:display-name="Mapa do Documento" style:family="paragraph">
      <style:paragraph-properties fo:widows="2" fo:orphans="2" style:vertical-align="auto" fo:margin-bottom="0.1111in"/>
      <style:text-properties style:font-name="Calibri" style:font-name-asian="Calibri" style:font-name-complex="Times New Roman" fo:font-size="11pt" style:font-size-asian="11pt" style:font-size-complex="11pt" style:language-asian="en" style:country-asian="US" style:language-complex="ar" style:country-complex="SA" fo:hyphenate="false"/>
    </style:style>
    <style:style style:name="Framecontents" style:display-name="Frame contents" style:family="paragraph" style:parent-style-name="Standard">
      <style:text-properties fo:hyphenate="false"/>
    </style:style>
    <style:style style:name="Footnoteanchor" style:display-name="Footnote anchor" style:family="text">
      <style:text-properties style:text-position="super 66.6%"/>
    </style:style>
    <style:style style:name="FootnoteSymbol" style:display-name="Footnote Symbol" style:family="text"/>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Ênfase" style:display-name="Ênfase"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EndnoteSymbol" style:display-name="Endnote Symbol" style:family="text"/>
    <style:style style:name="Endnoteanchor" style:display-name="Endnote anchor" style:family="text">
      <style:text-properties style:text-position="super 66.6%"/>
    </style:style>
    <style:style style:name="NumberingSymbols" style:display-name="Numbering Symbols" style:family="text"/>
    <style:style style:name="Fonteparág.padrão1" style:display-name="Fonte parág. padrão1" style:family="text"/>
    <style:style style:name="Forte" style:display-name="Forte" style:family="text" style:parent-style-name="Fonteparág.padrão">
      <style:text-properties fo:font-weight="bold" style:font-weight-asian="bold" style:font-weight-complex="bold"/>
    </style:style>
    <style:style style:name="Quotations" style:display-name="Quotations" style:family="paragraph" style:parent-style-name="Normal">
      <style:paragraph-properties fo:widows="2" fo:orphans="2" fo:margin-bottom="0.1965in" fo:margin-left="0.3937in" fo:margin-right="0.3937in">
        <style:tab-stops/>
      </style:paragraph-properties>
      <style:text-properties style:font-name-complex="Arial Unicode MS" fo:hyphenate="false"/>
    </style:style>
    <style:style style:name="paragraph" style:display-name="paragraph"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normaltextrun" style:display-name="normaltextrun" style:family="text" style:parent-style-name="Fonteparág.padrão"/>
    <style:style style:name="eop" style:display-name="eop" style:family="text" style:parent-style-name="Fonteparág.padrão"/>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 style:display-name="WWNum1a">
      <text:list-level-style-number text:level="1" style:num-format="1">
        <style:list-level-properties text:space-before="1.575in" text:min-label-width="0.25in" text:list-level-position-and-space-mode="label-alignment">
          <style:list-level-label-alignment text:label-followed-by="listtab" fo:margin-left="1.825in" fo:text-indent="-0.25in"/>
        </style:list-level-properties>
      </text:list-level-style-number>
      <text:list-level-style-number text:level="2" style:num-format="a" style:num-letter-sync="true" text:display-levels="2">
        <style:list-level-properties text:space-before="2.075in" text:min-label-width="0.25in" text:list-level-position-and-space-mode="label-alignment">
          <style:list-level-label-alignment text:label-followed-by="listtab" fo:margin-left="2.325in" fo:text-indent="-0.25in"/>
        </style:list-level-properties>
      </text:list-level-style-number>
      <text:list-level-style-number text:level="3" style:num-format="i" text:display-levels="3">
        <style:list-level-properties fo:text-align="end" text:space-before="2.7in" text:min-label-width="0.125in" text:list-level-position-and-space-mode="label-alignment">
          <style:list-level-label-alignment text:label-followed-by="listtab" fo:margin-left="2.825in" fo:text-indent="-0.125in"/>
        </style:list-level-properties>
      </text:list-level-style-number>
      <text:list-level-style-number text:level="4" style:num-format="1" text:display-levels="4">
        <style:list-level-properties text:space-before="3.075in" text:min-label-width="0.25in" text:list-level-position-and-space-mode="label-alignment">
          <style:list-level-label-alignment text:label-followed-by="listtab" fo:margin-left="3.325in" fo:text-indent="-0.25in"/>
        </style:list-level-properties>
      </text:list-level-style-number>
      <text:list-level-style-number text:level="5" style:num-format="a" style:num-letter-sync="true" text:display-levels="5">
        <style:list-level-properties text:space-before="3.575in" text:min-label-width="0.25in" text:list-level-position-and-space-mode="label-alignment">
          <style:list-level-label-alignment text:label-followed-by="listtab" fo:margin-left="3.825in" fo:text-indent="-0.25in"/>
        </style:list-level-properties>
      </text:list-level-style-number>
      <text:list-level-style-number text:level="6" style:num-format="i" text:display-levels="6">
        <style:list-level-properties fo:text-align="end" text:space-before="4.2in" text:min-label-width="0.125in" text:list-level-position-and-space-mode="label-alignment">
          <style:list-level-label-alignment text:label-followed-by="listtab" fo:margin-left="4.325in" fo:text-indent="-0.125in"/>
        </style:list-level-properties>
      </text:list-level-style-number>
      <text:list-level-style-number text:level="7" style:num-format="1" text:display-levels="7">
        <style:list-level-properties text:space-before="4.575in" text:min-label-width="0.25in" text:list-level-position-and-space-mode="label-alignment">
          <style:list-level-label-alignment text:label-followed-by="listtab" fo:margin-left="4.825in" fo:text-indent="-0.25in"/>
        </style:list-level-properties>
      </text:list-level-style-number>
      <text:list-level-style-number text:level="8" style:num-format="a" style:num-letter-sync="true" text:display-levels="8">
        <style:list-level-properties text:space-before="5.075in" text:min-label-width="0.25in" text:list-level-position-and-space-mode="label-alignment">
          <style:list-level-label-alignment text:label-followed-by="listtab" fo:margin-left="5.325in" fo:text-indent="-0.25in"/>
        </style:list-level-properties>
      </text:list-level-style-number>
      <text:list-level-style-number text:level="9" style:num-format="i" text:display-levels="9">
        <style:list-level-properties fo:text-align="end" text:space-before="5.7in" text:min-label-width="0.125in" text:list-level-position-and-space-mode="label-alignment">
          <style:list-level-label-alignment text:label-followed-by="listtab" fo:margin-left="5.825in" fo:text-indent="-0.125in"/>
        </style:list-level-properties>
      </text:list-level-style-number>
    </text:list-style>
    <text:list-style style:name="WWNum2" style:display-name="WWNum2">
      <text:list-level-style-number text:level="1" style:num-format="1">
        <style:list-level-properties text:space-before="1.575in" text:min-label-width="0.25in" text:list-level-position-and-space-mode="label-alignment">
          <style:list-level-label-alignment text:label-followed-by="listtab" fo:margin-left="1.825in" fo:text-indent="-0.25in"/>
        </style:list-level-properties>
      </text:list-level-style-number>
      <text:list-level-style-number text:level="2" style:num-format="a" style:num-letter-sync="true" text:display-levels="2">
        <style:list-level-properties text:space-before="2.075in" text:min-label-width="0.25in" text:list-level-position-and-space-mode="label-alignment">
          <style:list-level-label-alignment text:label-followed-by="listtab" fo:margin-left="2.325in" fo:text-indent="-0.25in"/>
        </style:list-level-properties>
      </text:list-level-style-number>
      <text:list-level-style-number text:level="3" style:num-format="i" text:display-levels="3">
        <style:list-level-properties fo:text-align="end" text:space-before="2.7in" text:min-label-width="0.125in" text:list-level-position-and-space-mode="label-alignment">
          <style:list-level-label-alignment text:label-followed-by="listtab" fo:margin-left="2.825in" fo:text-indent="-0.125in"/>
        </style:list-level-properties>
      </text:list-level-style-number>
      <text:list-level-style-number text:level="4" style:num-format="1" text:display-levels="4">
        <style:list-level-properties text:space-before="3.075in" text:min-label-width="0.25in" text:list-level-position-and-space-mode="label-alignment">
          <style:list-level-label-alignment text:label-followed-by="listtab" fo:margin-left="3.325in" fo:text-indent="-0.25in"/>
        </style:list-level-properties>
      </text:list-level-style-number>
      <text:list-level-style-number text:level="5" style:num-format="a" style:num-letter-sync="true" text:display-levels="5">
        <style:list-level-properties text:space-before="3.575in" text:min-label-width="0.25in" text:list-level-position-and-space-mode="label-alignment">
          <style:list-level-label-alignment text:label-followed-by="listtab" fo:margin-left="3.825in" fo:text-indent="-0.25in"/>
        </style:list-level-properties>
      </text:list-level-style-number>
      <text:list-level-style-number text:level="6" style:num-format="i" text:display-levels="6">
        <style:list-level-properties fo:text-align="end" text:space-before="4.2in" text:min-label-width="0.125in" text:list-level-position-and-space-mode="label-alignment">
          <style:list-level-label-alignment text:label-followed-by="listtab" fo:margin-left="4.325in" fo:text-indent="-0.125in"/>
        </style:list-level-properties>
      </text:list-level-style-number>
      <text:list-level-style-number text:level="7" style:num-format="1" text:display-levels="7">
        <style:list-level-properties text:space-before="4.575in" text:min-label-width="0.25in" text:list-level-position-and-space-mode="label-alignment">
          <style:list-level-label-alignment text:label-followed-by="listtab" fo:margin-left="4.825in" fo:text-indent="-0.25in"/>
        </style:list-level-properties>
      </text:list-level-style-number>
      <text:list-level-style-number text:level="8" style:num-format="a" style:num-letter-sync="true" text:display-levels="8">
        <style:list-level-properties text:space-before="5.075in" text:min-label-width="0.25in" text:list-level-position-and-space-mode="label-alignment">
          <style:list-level-label-alignment text:label-followed-by="listtab" fo:margin-left="5.325in" fo:text-indent="-0.25in"/>
        </style:list-level-properties>
      </text:list-level-style-number>
      <text:list-level-style-number text:level="9" style:num-format="i" text:display-levels="9">
        <style:list-level-properties fo:text-align="end" text:space-before="5.7in" text:min-label-width="0.125in" text:list-level-position-and-space-mode="label-alignment">
          <style:list-level-label-alignment text:label-followed-by="listtab" fo:margin-left="5.8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text:number-lines="false" fo:text-align="center" fo:margin-left="1.9687in">
        <style:tab-stops>
          <style:tab-stop style:type="center" style:position="4.134in"/>
          <style:tab-stop style:type="right" style:position="7.4805in"/>
        </style:tab-stops>
      </style:paragraph-properties>
    </style:style>
    <style:style style:name="T3" style:parent-style-name="Fonteparág.padrão" style:family="text">
      <style:text-properties style:font-name="Arial" style:font-name-complex="Arial Unicode MS" fo:font-size="11pt" style:font-size-asian="11pt" style:font-size-complex="11pt"/>
    </style:style>
    <style:style style:name="T4" style:parent-style-name="Fonteparág.padrão" style:family="text">
      <style:text-properties style:font-name="Arial" style:font-name-complex="Arial Unicode MS" fo:font-size="11pt" style:font-size-asian="11pt" style:font-size-complex="11pt"/>
    </style:style>
    <style:style style:name="P5" style:parent-style-name="Standard" style:family="paragraph">
      <style:paragraph-properties text:number-lines="false" fo:text-align="center" fo:margin-left="1.9687in">
        <style:tab-stops>
          <style:tab-stop style:type="center" style:position="4.134in"/>
          <style:tab-stop style:type="right" style:position="7.4805in"/>
        </style:tab-stops>
      </style:paragraph-properties>
    </style:style>
    <style:style style:name="T6" style:parent-style-name="Fonteparág.padrão" style:family="text">
      <style:text-properties style:font-name="Arial" style:font-name-complex="Arial Unicode MS" fo:font-size="11pt" style:font-size-asian="11pt" style:font-size-complex="11pt"/>
    </style:style>
    <style:style style:name="P7" style:parent-style-name="Standard" style:family="paragraph">
      <style:paragraph-properties text:number-lines="false" fo:text-align="center" fo:margin-left="0.7875in">
        <style:tab-stops>
          <style:tab-stop style:type="center" style:position="4.134in"/>
          <style:tab-stop style:type="right" style:position="7.4805in"/>
        </style:tab-stops>
      </style:paragraph-properties>
      <style:text-properties style:font-name="Futura Md BT" style:font-name-complex="Arial Unicode MS" fo:font-size="8pt" style:font-size-asian="8pt" style:font-size-complex="8pt"/>
    </style:style>
    <style:style style:name="T8" style:parent-style-name="Fonteparág.padrão" style:family="text">
      <style:text-properties style:font-name="Futura Md BT" fo:font-size="9pt" style:font-size-asian="9pt" style:font-size-complex="9pt"/>
    </style:style>
    <style:style style:name="P9" style:parent-style-name="Rodapé" style:family="paragraph">
      <style:paragraph-properties fo:text-indent="6.2993in"/>
    </style:style>
    <style:style style:name="T10" style:parent-style-name="Fonteparág.padrão" style:family="text">
      <style:text-properties fo:font-size="9pt" style:font-size-asian="9pt" style:font-size-complex="9pt"/>
    </style:style>
    <style:style style:name="T11" style:parent-style-name="Fonteparág.padrão" style:family="text">
      <style:text-properties style:font-name="Arial" fo:font-size="9pt" style:font-size-asian="9pt" style:font-size-complex="9pt"/>
    </style:style>
    <style:style style:name="P12" style:parent-style-name="Rodapé" style:family="paragraph">
      <style:paragraph-properties fo:text-indent="6.2993in"/>
      <style:text-properties fo:font-size="9pt" style:font-size-asian="9pt" style:font-size-complex="9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Figura3" text:anchor-type="paragraph" svg:x="0.20748in" svg:y="-0.15748in" svg:width="1.66338in" svg:height="0.68976in" style:rel-width="scale" style:rel-height="scale"><draw:image xlink:href="media/image1.png" xlink:type="simple" xlink:show="embed" xlink:actuate="onLoad"/><svg:title/><svg:desc>Desenho de uma placa

Descrição gerada automaticamente com confiança baixa</svg:desc></draw:frame></text:span><text:span text:style-name="T4">Ministério Público do Estado de Mato Grosso</text:span></text:p>
        <text:p text:style-name="P5"><text:span text:style-name="T6">Procuradoria de Justiça Especializada na Defesa Ambiental e da Ordem Urbanística</text:span></text:p>
        <text:p text:style-name="P7"/>
        <text:p text:style-name="Cabeçalho"><text:span text:style-name="T8"><draw:frame draw:z-index="251660288" draw:style-name="a1" draw:name="Figura4" text:anchor-type="paragraph" svg:x="0in" svg:y="0in" svg:width="6.69921in" svg:height="0.02087in" style:rel-width="scale" style:rel-height="scale"><draw:image xlink:href="media/image2.png" xlink:type="simple" xlink:show="embed" xlink:actuate="onLoad"/><svg:title/><svg:desc/></draw:frame></text:span></text:p>
      </style:header>
      <style:footer>
        <text:p text:style-name="P9"><draw:frame draw:z-index="251662336" draw:style-name="a2" draw:name="Figura1" text:anchor-type="paragraph" svg:x="0.02913in" svg:y="0in" svg:width="0.16654in" svg:height="0.16654in" style:rel-width="scale" style:rel-height="scale"><draw:image xlink:href="media/image3.png" xlink:type="simple" xlink:show="embed" xlink:actuate="onLoad"/><svg:title/><svg:desc/></draw:frame><draw:frame draw:z-index="251664384" draw:style-name="a3" draw:name="Figura5" text:anchor-type="paragraph" svg:x="3.65472in" svg:y="0in" svg:width="0.16654in" svg:height="0.16654in" style:rel-width="scale" style:rel-height="scale"><draw:image xlink:href="media/image4.png" xlink:type="simple" xlink:show="embed" xlink:actuate="onLoad"/><svg:title/><svg:desc/></draw:frame><draw:frame draw:z-index="251663360" draw:style-name="a4" draw:name="Figura2" text:anchor-type="paragraph" svg:x="2.31102in" svg:y="0in" svg:width="0.16654in" svg:height="0.16654in" style:rel-width="scale" style:rel-height="scale"><draw:image xlink:href="media/image5.png" xlink:type="simple" xlink:show="embed" xlink:actuate="onLoad"/><svg:title/><svg:desc/></draw:frame><draw:frame draw:z-index="251665408" draw:style-name="a5" draw:name="Figura6" text:anchor-type="paragraph" svg:x="-0.00276in" svg:y="-0.14921in" svg:width="6.69921in" svg:height="0.02087in" style:rel-width="scale" style:rel-height="scale"><draw:image xlink:href="media/image2.png" xlink:type="simple" xlink:show="embed" xlink:actuate="onLoad"/><svg:title/><svg:desc/></draw:frame><text:span text:style-name="T10"><text:s text:c="3"/></text:span><text:span text:style-name="T11"><text:page-number text:fixed="false">8</text:page-number></text:span></text:p>
        <text:p text:style-name="P1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riosvaldez Rodrigues Meireles</dc:creator>
    <meta:creation-date>2021-12-01T19:54:00Z</meta:creation-date>
    <dc:date>2025-05-27T18:23:00Z</dc:date>
    <meta:print-date>2019-08-19T12:06:00Z</meta:print-date>
    <meta:template xlink:href="Normal" xlink:type="simple"/>
    <meta:editing-cycles>183</meta:editing-cycles>
    <meta:editing-duration>PT127320S</meta:editing-duration>
    <meta:user-defined meta:name="AppVersion">16.0000</meta:user-defined>
    <meta:document-statistic meta:page-count="5" meta:paragraph-count="19" meta:word-count="1529" meta:character-count="9768" meta:row-count="68" meta:non-whitespace-character-count="8258"/>
  </office:meta>
</office:document-meta>
</file>